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ff00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f5ce" style:font-name-asian="Courier" style:font-size-asian="12pt" style:font-name-complex="Courier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4000" style:font-name-asian="Courier" style:font-size-asian="12pt" style:font-name-complex="Courier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8000" style:font-name-asian="Courier" style:font-size-asian="12pt" style:font-name-complex="Courier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ffa6" style:font-name-asian="Courier" style:font-size-asian="12pt" style:font-name-complex="Courier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784b04" style:font-name-asian="Courier" style:font-size-asian="12pt" style:font-name-complex="Courier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acb20c" style:font-name-asian="Courier" style:font-size-asian="12pt" style:font-name-complex="Courier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a6a6" style:font-name-asian="Courier" style:font-size-asian="12pt" style:font-name-complex="Courier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de59" style:font-name-asian="Courier" style:font-size-asian="12pt" style:font-name-complex="Courier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Courier" fo:font-size="12pt" fo:background-color="#ffbf00" style:font-name-asian="Courier" style:font-size-asian="12pt" style:font-name-complex="Courier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style:font-name-asian="Courier" style:font-size-asian="12pt" style:font-name-complex="Courier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fo:background-color="#ffb66c"/>
    </style:style>
    <style:style style:name="P16" style:family="paragraph" style:parent-style-name="Standard">
      <style:text-properties fo:background-color="#ffb66c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background-color="#ffde59" loext:char-shading-value="0"/>
    </style:style>
    <style:style style:name="T3" style:family="text">
      <style:text-properties fo:background-color="#ffde59" loext:char-shading-value="0"/>
    </style:style>
    <style:style style:name="T4" style:family="text">
      <style:text-properties officeooo:rsid="001d5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==========String <text:s/><text:span text:style-name="T4">and Array </text:span>methods==============</text:p>
      <text:p text:style-name="P3"/>
      <text:p text:style-name="P3">----INDEX----</text:p>
      <text:p text:style-name="P3"/>
      <text:p text:style-name="P3"/>
      <text:p text:style-name="P4">====RETURN INDEX NUMBER AND STRING IS NOT PRESENT THEN RETURN -1</text:p>
      <text:p text:style-name="P4">--in string----</text:p>
      <text:p text:style-name="P4"><text:s text:c="4"/>lastIndexOf() <text:s text:c="2"/>---&gt; both string and array</text:p>
      <text:p text:style-name="P4"><text:s text:c="4"/>findIndex(function(currentValue, index, arr), thisValue)</text:p>
      <text:p text:style-name="P4"/>
      <text:p text:style-name="P4"/>
      <text:p text:style-name="P5"/>
      <text:p text:style-name="P5">-------------------------------------------------</text:p>
      <text:p text:style-name="P5">====RETURN TRUE AND FALSE VALUE====</text:p>
      <text:p text:style-name="P5">---------string-------------</text:p>
      <text:p text:style-name="P5"><text:s text:c="4"/>includes() <text:s text:c="6"/>---&gt; both string and array</text:p>
      <text:p text:style-name="P5"><text:s text:c="4"/>every(function_name)</text:p>
      <text:p text:style-name="P5"><text:s text:c="4"/>isArray(variable_name) </text:p>
      <text:p text:style-name="P5">-------------------------------------------- </text:p>
      <text:p text:style-name="P3"><text:s text:c="3"/></text:p>
      <text:p text:style-name="P3"><text:s text:c="3"/></text:p>
      <text:p text:style-name="P6"/>
      <text:p text:style-name="P12">----ADD ANOTHER STRING----</text:p>
      <text:p text:style-name="P12"/>
      <text:p text:style-name="P12"><text:s text:c="4"/>b= string1 + string2</text:p>
      <text:p text:style-name="P12">----CONCAT ARRAY----</text:p>
      <text:p text:style-name="P12"/>
      <text:p text:style-name="P12"><text:s text:c="4"/>b= array1 + array2</text:p>
      <text:p text:style-name="P12">-----------------------------------------------</text:p>
      <text:p text:style-name="P12"/>
      <text:p text:style-name="P3"/>
      <text:p text:style-name="P3"/>
      <text:p text:style-name="P13"/>
      <text:p text:style-name="P13">----find length ----</text:p>
      <text:p text:style-name="P13"/>
      <text:p text:style-name="P13"><text:s text:c="4"/>repeat(count)</text:p>
      <text:p text:style-name="P13"><text:s text:c="3"/></text:p>
      <text:p text:style-name="P13">----repeat array ----</text:p>
      <text:p text:style-name="P13"/>
      <text:p text:style-name="P13"><text:s text:c="4"/>fill(value, start, end) --&gt;fill("kiwi",0,2)</text:p>
      <text:p text:style-name="P13">---------------------------------------------</text:p>
      <text:p text:style-name="P13"/>
      <text:p text:style-name="P3"/>
      <text:p text:style-name="P3"/>
      <text:p text:style-name="P3"/>
      <text:p text:style-name="P4"><text:soft-page-break/>-----find mathches in string if not found then return null-----</text:p>
      <text:p text:style-name="P4"/>
      <text:p text:style-name="P4"><text:s text:c="4"/>replace(old,new)</text:p>
      <text:p text:style-name="P4"><text:s text:c="4"/>replaceAll(old,new)</text:p>
      <text:p text:style-name="P3"><text:s text:c="3"/></text:p>
      <text:p text:style-name="P3"><text:s text:c="3"/></text:p>
      <text:p text:style-name="P3"><text:s text:c="3"/></text:p>
      <text:p text:style-name="P7">----add and remove space and character----</text:p>
      <text:p text:style-name="P7"/>
      <text:p text:style-name="P7"><text:s text:c="4"/>padStart()</text:p>
      <text:p text:style-name="P7"><text:s text:c="4"/>trimEnd()</text:p>
      <text:p text:style-name="P7"><text:s text:c="5"/>slice(start,end) <text:s text:c="6"/>----&gt;string and array both</text:p>
      <text:p text:style-name="P7"><text:s text:c="5"/>substring()</text:p>
      <text:p text:style-name="P3"/>
      <text:p text:style-name="P8">---convert string to array return new array with sperator---</text:p>
      <text:p text:style-name="P8"/>
      <text:p text:style-name="P8"><text:s text:c="5"/>toString() <text:s/></text:p>
      <text:p text:style-name="P9">-----reuturn array as string ----</text:p>
      <text:p text:style-name="P9"><text:s text:c="5"/>pop() <text:s text:c="2"/></text:p>
      <text:p text:style-name="P9"><text:s text:c="5"/>push("sds")</text:p>
      <text:p text:style-name="P9"><text:s text:c="5"/>splice(index,deleteitemcount,item1,item2)</text:p>
      <text:p text:style-name="P9"><text:s text:c="4"/></text:p>
      <text:p text:style-name="P10">----------sort array element and reverse array-------------</text:p>
      <text:p text:style-name="P10"><text:s text:c="5"/>reverse()</text:p>
      <text:p text:style-name="P3"><text:s text:c="9"/></text:p>
      <text:p text:style-name="P11">-------check condition and return new array-----</text:p>
      <text:p text:style-name="P11"><text:s text:c="5"/>filter(function(currentValue, index, arr), thisValue) <text:s/>----&gt;check only filter value and return all value</text:p>
      <text:p text:style-name="P11"><text:s text:c="5"/>reduce(function(total, currentValue, currentIndex, arr), initialValue) <text:s text:c="4"/></text:p>
      <text:p text:style-name="P11"><text:s text:c="4"/></text:p>
      <text:p text:style-name="P3"><text:s text:c="4"/></text:p>
      <text:p text:style-name="P3"><text:s text:c="4"/></text:p>
      <text:p text:style-name="P3"><text:s text:c="9"/></text:p>
      <text:p text:style-name="P12"/>
      <text:p text:style-name="P12">//////////-------------object--------/////////////</text:p>
      <text:p text:style-name="P12"><text:s text:c="2"/>//convert in object to array</text:p>
      <text:p text:style-name="P12">// console.log(Object.keys(a))</text:p>
      <text:p text:style-name="P12">// console.log(Object.values(a))</text:p>
      <text:p text:style-name="P3"><text:span text:style-name="T3">// console.log(Object.entries(a)) </text:span><text:s text:c="2"/></text:p>
      <text:p text:style-name="P3"><text:s text:c="5"/></text:p>
      <text:p text:style-name="P14"><text:s text:c="4"/></text:p>
      <text:p text:style-name="P3"><text:s text:c="4"/><text:tab/></text:p>
      <text:p text:style-name="Standard"/>
      <text:p text:style-name="P3"/>
      <text:p text:style-name="P16"><text:soft-page-break/></text:p>
      <text:p text:style-name="P15">for in --&gt; array index -- object keys</text:p>
      <text:p text:style-name="P15">for of --&gt;  values – [array,map,set,string]</text:p>
      <text:p text:style-name="P15">for(let key of object_name{</text:p>
      <text:p text:style-name="P15">console.log(key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09T11:33:46.550476551</dc:date>
    <meta:editing-duration>PT6M21S</meta:editing-duration>
    <meta:editing-cycles>8</meta:editing-cycles>
    <meta:document-statistic meta:table-count="0" meta:image-count="0" meta:object-count="0" meta:page-count="3" meta:paragraph-count="66" meta:word-count="196" meta:character-count="1899" meta:non-whitespace-character-count="1578"/>
  </office:meta>
</office:document-meta>
</file>